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>
      <style:paragraph-properties fo:margin-top="0in" fo:margin-bottom="0.1965in" style:contextual-spacing="false"/>
    </style:style>
    <style:style style:name="P2" style:family="paragraph" style:parent-style-name="Preformatted_20_Text" style:list-style-name="L4"/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>
      <style:paragraph-properties fo:text-align="center" style:justify-single-word="false"/>
      <style:text-properties officeooo:paragraph-rsid="00180d70"/>
    </style:style>
    <style:style style:name="T1" style:family="text">
      <style:text-properties officeooo:rsid="00180d70"/>
    </style:style>
    <style:style style:name="T2" style:family="text">
      <style:text-properties style:text-underline-style="solid" style:text-underline-width="auto" style:text-underline-color="font-color" officeooo:rsid="00180d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2">R Testing Quick Reference</text:span></text:span></text:p>
      <text:p text:style-name="Text_20_body"><text:span text:style-name="Strong_20_Emphasis"/></text:p>
      <text:p text:style-name="Text_20_body"><text:span text:style-name="Strong_20_Emphasis">R Testing:</text:span></text:p>
      <text:list text:style-name="L1">
        <text:list-item>
          <text:p text:style-name="P5">R provides several packages for testing, including <text:span text:style-name="Source_20_Text">testthat</text:span>, <text:span text:style-name="Source_20_Text">tinytest</text:span>, and <text:span text:style-name="Source_20_Text">assertthat</text:span>.</text:p>
        </text:list-item>
        <text:list-item>
          <text:p text:style-name="P5">These packages offer functions and utilities for writing and running tests to ensure the correctness of R code.</text:p>
        </text:list-item>
        <text:list-item>
          <text:p text:style-name="P4">Testing in R follows similar principles to other programming languages, focusing on assertions, test cases, and test suites.</text:p>
        </text:list-item>
      </text:list>
      <text:p text:style-name="Text_20_body"><text:span text:style-name="Strong_20_Emphasis">testthat:</text:span></text:p>
      <text:list text:style-name="L2">
        <text:list-item>
          <text:p text:style-name="P7">Developed by Hadley Wickham, <text:span text:style-name="Source_20_Text">testthat</text:span> is a popular testing framework for R.</text:p>
        </text:list-item>
        <text:list-item>
          <text:p text:style-name="P7">Designed for simplicity and ease of use, with a clear syntax for defining and running tests.</text:p>
        </text:list-item>
        <text:list-item>
          <text:p text:style-name="P6">Provides functions for writing test cases, asserting expectations, and generating test reports.</text:p>
        </text:list-item>
      </text:list>
      <text:p text:style-name="Text_20_body"><text:span text:style-name="Strong_20_Emphasis">Writing Tests:</text:span></text:p>
      <text:list text:style-name="L3">
        <text:list-item>
          <text:p text:style-name="P9">Define test cases using the <text:span text:style-name="Source_20_Text">test_that()</text:span> function.</text:p>
        </text:list-item>
        <text:list-item>
          <text:p text:style-name="P9">Use expectation functions like <text:span text:style-name="Source_20_Text">expect_equal()</text:span>, <text:span text:style-name="Source_20_Text">expect_true()</text:span>, <text:span text:style-name="Source_20_Text">expect_false()</text:span>, <text:span text:style-name="Source_20_Text">expect_error()</text:span>, etc., to make assertions.</text:p>
        </text:list-item>
        <text:list-item>
          <text:p text:style-name="P8">Example:</text:p>
          <text:p text:style-name="P1">r</text:p>
        </text:list-item>
      </text:list>
      <text:list text:style-name="L4">
        <text:list-item>
          <text:p text:style-name="P2"><text:span text:style-name="Source_20_Text">test_that("Adding two numbers", {</text:span></text:p>
          <text:p text:style-name="P2"><text:span text:style-name="Source_20_Text"><text:s text:c="2"/>expect_equal(1 + 2, 3)</text:span></text:p>
          <text:p text:style-name="P3"><text:span text:style-name="Source_20_Text">})</text:span></text:p>
        </text:list-item>
      </text:list>
      <text:p text:style-name="Text_20_body"><text:span text:style-name="Strong_20_Emphasis">Test Files:</text:span></text:p>
      <text:list text:style-name="L5">
        <text:list-item>
          <text:p text:style-name="P11">Organize tests into separate R scripts or test files.</text:p>
        </text:list-item>
        <text:list-item>
          <text:p text:style-name="P11">Use naming conventions like <text:span text:style-name="Source_20_Text">test_*.R</text:span> or <text:span text:style-name="Source_20_Text">test-*.R</text:span> for test files.</text:p>
        </text:list-item>
        <text:list-item>
          <text:p text:style-name="P10">Group related tests together within each test file.</text:p>
        </text:list-item>
      </text:list>
      <text:p text:style-name="Text_20_body"><text:span text:style-name="Strong_20_Emphasis">Running Tests:</text:span></text:p>
      <text:list text:style-name="L6">
        <text:list-item>
          <text:p text:style-name="P13">Run tests using the <text:span text:style-name="Source_20_Text">test_dir()</text:span> or <text:span text:style-name="Source_20_Text">test_file()</text:span> functions from the <text:span text:style-name="Source_20_Text">testthat</text:span> package.</text:p>
        </text:list-item>
        <text:list-item>
          <text:p text:style-name="P13">Execute tests within a directory or specific test file to check for errors and failures.</text:p>
        </text:list-item>
        <text:list-item>
          <text:p text:style-name="P12">View test results in the R console or generate test reports for further analysis.</text:p>
        </text:list-item>
      </text:list>
      <text:p text:style-name="Text_20_body"><text:span text:style-name="Strong_20_Emphasis">Assertions:</text:span></text:p>
      <text:list text:style-name="L7">
        <text:list-item>
          <text:p text:style-name="P15">Use assertion functions provided by <text:span text:style-name="Source_20_Text">testthat</text:span> to validate expected outcomes.</text:p>
        </text:list-item>
        <text:list-item>
          <text:p text:style-name="P15">Assert equality, truthiness, falseness, presence of errors, warnings, etc.</text:p>
        </text:list-item>
        <text:list-item>
          <text:p text:style-name="P14">Customize error messages and labels for clearer test outputs.</text:p>
        </text:list-item>
      </text:list>
      <text:p text:style-name="Text_20_body"><text:span text:style-name="Strong_20_Emphasis">Skipping Tests:</text:span></text:p>
      <text:list text:style-name="L8">
        <text:list-item>
          <text:p text:style-name="P17"><text:soft-page-break/>Skip tests conditionally using the <text:span text:style-name="Source_20_Text">skip_if()</text:span> function from the <text:span text:style-name="Source_20_Text">testthat</text:span> package.</text:p>
        </text:list-item>
        <text:list-item>
          <text:p text:style-name="P17">Specify skip conditions based on specific criteria or environment configurations.</text:p>
        </text:list-item>
        <text:list-item>
          <text:p text:style-name="P16">Mark tests as skipped to exclude them from execution when conditions are not met.</text:p>
        </text:list-item>
      </text:list>
      <text:p text:style-name="Text_20_body"><text:span text:style-name="Strong_20_Emphasis">Mocking:</text:span></text:p>
      <text:list text:style-name="L9">
        <text:list-item>
          <text:p text:style-name="P19">Mock functions and objects using the <text:span text:style-name="Source_20_Text">with_mock()</text:span> function from the <text:span text:style-name="Source_20_Text">testthat</text:span> package.</text:p>
        </text:list-item>
        <text:list-item>
          <text:p text:style-name="P19">Replace existing functions with mock implementations for isolated testing.</text:p>
        </text:list-item>
        <text:list-item>
          <text:p text:style-name="P18">Use mocks to simulate behavior, control side effects, and test edge cases.</text:p>
        </text:list-item>
      </text:list>
      <text:p text:style-name="Text_20_body"><text:span text:style-name="Strong_20_Emphasis">Fixtures:</text:span></text:p>
      <text:list text:style-name="L10">
        <text:list-item>
          <text:p text:style-name="P21">Set up preconditions and clean up after tests using setup and teardown functions.</text:p>
        </text:list-item>
        <text:list-item>
          <text:p text:style-name="P21">Define setup and teardown code blocks within test files or use global setup/teardown functions.</text:p>
        </text:list-item>
        <text:list-item>
          <text:p text:style-name="P20">Ensure test environment consistency and repeatability by configuring fixtures appropriately.</text:p>
        </text:list-item>
      </text:list>
      <text:p text:style-name="Text_20_body"><text:span text:style-name="Strong_20_Emphasis">Parameterized Tests:</text:span></text:p>
      <text:list text:style-name="L11">
        <text:list-item>
          <text:p text:style-name="P23">Create parameterized tests using loops or helper functions.</text:p>
        </text:list-item>
        <text:list-item>
          <text:p text:style-name="P23">Iterate over multiple inputs and expected outputs within a single test case.</text:p>
        </text:list-item>
        <text:list-item>
          <text:p text:style-name="P22">Use vectorized operations and functional programming techniques to streamline parameterized testing.</text:p>
        </text:list-item>
      </text:list>
      <text:p text:style-name="Text_20_body"><text:span text:style-name="Strong_20_Emphasis">Test Suites:</text:span></text:p>
      <text:list text:style-name="L12">
        <text:list-item>
          <text:p text:style-name="P25">Group related test cases into test suites using the <text:span text:style-name="Source_20_Text">test_that()</text:span> function.</text:p>
        </text:list-item>
        <text:list-item>
          <text:p text:style-name="P25">Create hierarchical test structures with nested <text:span text:style-name="Source_20_Text">test_that()</text:span> blocks for better organization.</text:p>
        </text:list-item>
        <text:list-item>
          <text:p text:style-name="P24">Run entire test suites or individual test cases based on specific requirements.</text:p>
        </text:list-item>
      </text:list>
      <text:p text:style-name="Text_20_body"><text:span text:style-name="Strong_20_Emphasis">Test Result Reporting:</text:span></text:p>
      <text:list text:style-name="L13">
        <text:list-item>
          <text:p text:style-name="P27">Generate test reports and summaries using the <text:span text:style-name="Source_20_Text">test_dir()</text:span> function with the <text:span text:style-name="Source_20_Text">reporter</text:span> argument.</text:p>
        </text:list-item>
        <text:list-item>
          <text:p text:style-name="P27">Choose from various built-in reporters like <text:span text:style-name="Source_20_Text">summary</text:span>, <text:span text:style-name="Source_20_Text">progress</text:span>, <text:span text:style-name="Source_20_Text">failures</text:span>, <text:span text:style-name="Source_20_Text">tap</text:span>, <text:span text:style-name="Source_20_Text">junit</text:span>, etc.</text:p>
        </text:list-item>
        <text:list-item>
          <text:p text:style-name="P26">Customize report formatting, verbosity, and output destination for better integration with CI/CD pipelines.</text:p>
        </text:list-item>
      </text:list>
      <text:p text:style-name="Text_20_body"><text:span text:style-name="Strong_20_Emphasis">Integration with CI/CD:</text:span></text:p>
      <text:list text:style-name="L14">
        <text:list-item>
          <text:p text:style-name="P29">Integrate R tests with continuous integration (CI) and continuous delivery (CD) pipelines.</text:p>
        </text:list-item>
        <text:list-item>
          <text:p text:style-name="P29">Use CI/CD platforms like GitHub Actions, Travis CI, Jenkins, etc., to automate test execution and deployment.</text:p>
        </text:list-item>
        <text:list-item>
          <text:p text:style-name="P28">Trigger tests on code commits, pull requests, or scheduled intervals to ensure code quality and stability.</text:p>
        </text:list-item>
      </text:list>
      <text:p text:style-name="Text_20_body"><text:span text:style-name="Strong_20_Emphasis">Community Resources:</text:span></text:p>
      <text:list text:style-name="L15">
        <text:list-item>
          <text:p text:style-name="P31">Leverage online resources, tutorials, and community forums for learning and troubleshooting testing in R.</text:p>
        </text:list-item>
        <text:list-item>
          <text:p text:style-name="P30"><text:soft-page-break/>Collaborate with other R users and developers to share best practices, tips, and solutions for effective te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6:32.900006725</meta:creation-date>
    <dc:date>2024-04-07T12:21:05.985777965</dc:date>
    <meta:editing-duration>PT1M35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0" meta:word-count="571" meta:character-count="3748" meta:non-whitespace-character-count="3280"/>
  </office:meta>
</office:document-meta>
</file>